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in" fo:margin-bottom="0.1965in" style:contextual-spacing="false"/>
    </style:style>
    <style:style style:name="P6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IMn Project GitHub Setup Guide</text:h>
      <text:p text:style-name="Text_20_body">This guide explains how to set up a Python-based project using GitHub, including uploading files, creating a new repository, and syncing changes. It also explains how to clone and run the project later on any computer.</text:p>
      <text:p text:style-name="Horizontal_20_Line"/>
      <text:h text:style-name="Heading_20_2" text:outline-level="2">1. Local Project Folder</text:h>
      <text:p text:style-name="Text_20_body">Make sure all your project files are stored in a folder, e.g.:</text:p>
      <text:p text:style-name="P1"><text:span text:style-name="Source_20_Text">C:\Users\mniv7\Documents\meir\my-new-project\</text:span></text:p>
      <text:p text:style-name="Text_20_body">Example folder content:</text:p>
      <text:list text:style-name="L1">
        <text:list-item>
          <text:p text:style-name="P2">main.py</text:p>
        </text:list-item>
        <text:list-item>
          <text:p text:style-name="P2">scanner.py</text:p>
        </text:list-item>
        <text:list-item>
          <text:p text:style-name="P2">alpaca_connector.py</text:p>
        </text:list-item>
        <text:list-item>
          <text:p text:style-name="P2">config.py</text:p>
        </text:list-item>
      </text:list>
      <text:p text:style-name="Horizontal_20_Line"/>
      <text:h text:style-name="Heading_20_2" text:outline-level="2">2. Create GitHub Repository</text:h>
      <text:list text:style-name="L2">
        <text:list-item>
          <text:p text:style-name="P3">Visit: https://github.com/new</text:p>
        </text:list-item>
        <text:list-item>
          <text:p text:style-name="P3">Fill out:</text:p>
          <text:list>
            <text:list-item>
              <text:p text:style-name="P3">Repository name: e.g. <text:span text:style-name="Source_20_Text">aimn-new-project</text:span></text:p>
            </text:list-item>
            <text:list-item>
              <text:p text:style-name="P3">Select: <text:span text:style-name="Strong_20_Emphasis">Public</text:span></text:p>
            </text:list-item>
            <text:list-item>
              <text:p text:style-name="P3">DO NOT check "Initialize with README"</text:p>
            </text:list-item>
          </text:list>
        </text:list-item>
        <text:list-item>
          <text:p text:style-name="P3">Click <text:span text:style-name="Strong_20_Emphasis">Create Repository</text:span></text:p>
        </text:list-item>
        <text:list-item>
          <text:p text:style-name="P3">GitHub will show instructions like:</text:p>
          <text:p text:style-name="P4"><text:span text:style-name="Source_20_Text">git init</text:span></text:p>
          <text:p text:style-name="P4"><text:span text:style-name="Source_20_Text">git remote add origin https://github.com/YOUR_NAME/YOUR_REPO.git</text:span></text:p>
          <text:p text:style-name="P5"><text:span text:style-name="Source_20_Text">...</text:span></text:p>
        </text:list-item>
      </text:list>
      <text:p text:style-name="Horizontal_20_Line"/>
      <text:h text:style-name="Heading_20_2" text:outline-level="2"><text:soft-page-break/>3. Upload Files to GitHub</text:h>
      <text:h text:style-name="Heading_20_3" text:outline-level="3">Open Git Bash inside your project folder:</text:h>
      <text:p text:style-name="P1"><text:span text:style-name="Source_20_Text">cd "C:\Users\mniv7\Documents\meir\my-new-project"</text:span></text:p>
      <text:h text:style-name="Heading_20_3" text:outline-level="3">Run the Git setup:</text:h>
      <text:p text:style-name="Preformatted_20_Text"><text:span text:style-name="Source_20_Text">git init</text:span></text:p>
      <text:p text:style-name="Preformatted_20_Text"><text:span text:style-name="Source_20_Text">git add .</text:span></text:p>
      <text:p text:style-name="Preformatted_20_Text"><text:span text:style-name="Source_20_Text">git commit -m "Initial commit"</text:span></text:p>
      <text:p text:style-name="Preformatted_20_Text"><text:span text:style-name="Source_20_Text">git branch -M main</text:span></text:p>
      <text:p text:style-name="Preformatted_20_Text"><text:span text:style-name="Source_20_Text">git remote add origin https://github.com/YOUR_NAME/YOUR_REPO.git</text:span></text:p>
      <text:p text:style-name="P1"><text:span text:style-name="Source_20_Text">git push -u origin main</text:span></text:p>
      <text:p text:style-name="Quotations">If Git asks for a password, use your GitHub <text:span text:style-name="Strong_20_Emphasis">username</text:span> and a <text:span text:style-name="Strong_20_Emphasis">personal access token (PAT)</text:span> (not your password).</text:p>
      <text:p text:style-name="Horizontal_20_Line"/>
      <text:h text:style-name="Heading_20_2" text:outline-level="2">4. Running the Project</text:h>
      <text:h text:style-name="Heading_20_3" text:outline-level="3">Local Development</text:h>
      <text:p text:style-name="Text_20_body">If your <text:span text:style-name="Source_20_Text">main.py</text:span> or <text:span text:style-name="Source_20_Text">main_v2.py</text:span> is the entry point, run it like this:</text:p>
      <text:p text:style-name="Preformatted_20_Text"><text:span text:style-name="Source_20_Text">cd "C:\Users\mniv7\Documents\meir\my-new-project"</text:span></text:p>
      <text:p text:style-name="P1"><text:span text:style-name="Source_20_Text">py main.py</text:span></text:p>
      <text:h text:style-name="Heading_20_3" text:outline-level="3">From a Cloned GitHub Repo (New Machine)</text:h>
      <text:p text:style-name="Preformatted_20_Text"><text:span text:style-name="Source_20_Text">git clone https://github.com/YOUR_NAME/YOUR_REPO.git</text:span></text:p>
      <text:p text:style-name="Preformatted_20_Text"><text:span text:style-name="Source_20_Text">cd YOUR_REPO</text:span></text:p>
      <text:p text:style-name="P1"><text:span text:style-name="Source_20_Text">py main.py</text:span></text:p>
      <text:p text:style-name="Horizontal_20_Line"/>
      <text:h text:style-name="Heading_20_2" text:outline-level="2">5. Common Maintenance Commands</text:h>
      <text:h text:style-name="Heading_20_3" text:outline-level="3">To update GitHub with local changes:</text:h>
      <text:p text:style-name="Preformatted_20_Text"><text:span text:style-name="Source_20_Text">git add .</text:span></text:p>
      <text:p text:style-name="Preformatted_20_Text"><text:span text:style-name="Source_20_Text">git commit -m "Your message"</text:span></text:p>
      <text:p text:style-name="P1"><text:span text:style-name="Source_20_Text">git push</text:span></text:p>
      <text:h text:style-name="Heading_20_3" text:outline-level="3">To pull latest changes from GitHub:</text:h>
      <text:p text:style-name="P1"><text:span text:style-name="Source_20_Text">git pull origin main</text:span></text:p>
      <text:p text:style-name="Horizontal_20_Line"/>
      <text:h text:style-name="Heading_20_2" text:outline-level="2"><text:soft-page-break/>6. Optional: .gitignore</text:h>
      <text:p text:style-name="Text_20_body">Later in development, create a <text:span text:style-name="Source_20_Text">.gitignore</text:span> file to exclude things like:</text:p>
      <text:p text:style-name="Preformatted_20_Text"><text:span text:style-name="Source_20_Text">__pycache__/</text:span></text:p>
      <text:p text:style-name="Preformatted_20_Text"><text:span text:style-name="Source_20_Text">*.pyc</text:span></text:p>
      <text:p text:style-name="Preformatted_20_Text"><text:span text:style-name="Source_20_Text">.env</text:span></text:p>
      <text:p text:style-name="Preformatted_20_Text"><text:span text:style-name="Source_20_Text">*.log</text:span></text:p>
      <text:p text:style-name="P1"><text:span text:style-name="Source_20_Text">*.exe</text:span></text:p>
      <text:p text:style-name="Horizontal_20_Line"/>
      <text:h text:style-name="Heading_20_2" text:outline-level="2">7. Project Reuse Summary</text:h>
      <text:p text:style-name="Text_20_body">When creating a new project:</text:p>
      <text:list text:style-name="L3">
        <text:list-item>
          <text:p text:style-name="P6">Create a new GitHub repo.</text:p>
        </text:list-item>
        <text:list-item>
          <text:p text:style-name="P6">Set up your local folder.</text:p>
        </text:list-item>
        <text:list-item>
          <text:p text:style-name="P6">Run Git commands to push code.</text:p>
        </text:list-item>
        <text:list-item>
          <text:p text:style-name="P6">Use GitHub for backup/versioning.</text:p>
        </text:list-item>
        <text:list-item>
          <text:p text:style-name="P6">Always run code locally from the project folder.</text:p>
        </text:list-item>
      </text:list>
      <text:p text:style-name="Text_20_body">You are now fully self-sufficient with GitHub and project setu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21:13:58.955677800</meta:creation-date>
    <dc:date>2025-08-01T21:14:43.907603600</dc:date>
    <meta:editing-duration>PT45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63" meta:word-count="311" meta:character-count="1996" meta:non-whitespace-character-count="1764"/>
  </office:meta>
</office:document-meta>
</file>